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Andale Mono" style:font-name-complex="Andale Mono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style:font-name="Andale Mono" style:font-name-complex="Andale Mono"/>
    </style:style>
    <style:style style:name="T2" style:family="text">
      <style:text-properties style:font-name-asian="Andale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Regular Expression Quick Guide</text:p>
      <text:p text:style-name="Standard"/>
      <text:p text:style-name="Standard"><text:span text:style-name="T1">^ <text:s text:c="7"/>Matches the beginning of a line</text:span></text:p>
      <text:p text:style-name="P2">$ <text:s text:c="7"/>Matches the end of the line</text:p>
      <text:p text:style-name="P2">. <text:s text:c="7"/>Matches any character</text:p>
      <text:p text:style-name="P2">\s <text:s text:c="6"/>Matches whitespace</text:p>
      <text:p text:style-name="P2">\S <text:s text:c="6"/>Matches any non-whitespace character</text:p>
      <text:p text:style-name="Standard"><text:span text:style-name="T1">* <text:s text:c="7"/>Repeats a character zero or more times</text:span></text:p>
      <text:p text:style-name="P2">*? <text:s text:c="6"/>Repeats a character zero or more times </text:p>
      <text:p text:style-name="P2"><text:span text:style-name="T2"><text:s text:c="9"/></text:span>(non-greedy)</text:p>
      <text:p text:style-name="Standard"><text:span text:style-name="T1">+ <text:s text:c="7"/>Repeats a character one or more times</text:span></text:p>
      <text:p text:style-name="Standard"><text:span text:style-name="T1">+? <text:s text:c="6"/>Repeats a character one or more times </text:span></text:p>
      <text:p text:style-name="P2"><text:span text:style-name="T2"><text:s text:c="9"/></text:span>(non-greedy)</text:p>
      <text:p text:style-name="Standard"><text:span text:style-name="T1">[aeiou] <text:s/>Matches a single character in the listed set</text:span></text:p>
      <text:p text:style-name="P2">[^XYZ] <text:s text:c="2"/>Matches a single character not in the listed set</text:p>
      <text:p text:style-name="P2">[a-z0-9] The set of characters can include a range</text:p>
      <text:p text:style-name="P2">( <text:s text:c="7"/>Indicates where string extraction is to start</text:p>
      <text:p text:style-name="P2">) <text:s text:c="7"/>Indicates where string extraction is to en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ython Regular Expression Quick Guide</text:p>
      <text:p text:style-name="Standard"/>
      <text:p text:style-name="Standard"><text:span text:style-name="T1">^ <text:s text:c="7"/>Matches the beginning of a line</text:span></text:p>
      <text:p text:style-name="P2">$ <text:s text:c="7"/>Matches the end of the line</text:p>
      <text:p text:style-name="P2">. <text:s text:c="7"/>Matches any character</text:p>
      <text:p text:style-name="P2">\s <text:s text:c="6"/>Matches whitespace</text:p>
      <text:p text:style-name="P2">\S <text:s text:c="6"/>Matches any non-whitespace character</text:p>
      <text:p text:style-name="Standard"><text:span text:style-name="T1">* <text:s text:c="7"/>Repeats a character zero or more times</text:span></text:p>
      <text:p text:style-name="P2">*? <text:s text:c="6"/>Repeats a character zero or more times </text:p>
      <text:p text:style-name="P2"><text:span text:style-name="T2"><text:s text:c="9"/></text:span>(non-greedy)</text:p>
      <text:p text:style-name="Standard"><text:span text:style-name="T1">+ <text:s text:c="7"/>Repeats a character one or more times</text:span></text:p>
      <text:p text:style-name="Standard"><text:span text:style-name="T1">+? <text:s text:c="6"/>Repeats a character one or more times </text:span></text:p>
      <text:p text:style-name="P2"><text:span text:style-name="T2"><text:s text:c="9"/></text:span>(non-greedy)</text:p>
      <text:p text:style-name="Standard"><text:span text:style-name="T1">[aeiou] <text:s/>Matches a single character in the listed set</text:span></text:p>
      <text:p text:style-name="P2">[^XYZ] <text:s text:c="2"/>Matches a single character not in the listed set</text:p>
      <text:p text:style-name="P2">[a-z0-9] The set of characters can include a range</text:p>
      <text:p text:style-name="P2">( <text:s text:c="7"/>Indicates where string extraction is to start</text:p>
      <text:p text:style-name="P2">) <text:s text:c="7"/>Indicates where string extraction is to end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en" fo:country="US" style:font-name-asian="Cambria" style:font-family-asian="Cambria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A User</meta:initial-creator>
    <meta:creation-date>2011-01-29T11:43:00</meta:creation-date>
    <dc:creator>LSA User</dc:creator>
    <dc:date>2011-10-07T15:02:00</dc:date>
    <meta:editing-cycles>6</meta:editing-cycles>
    <meta:editing-duration>P15824DT17H31M44S</meta:editing-duration>
    <meta:document-statistic meta:table-count="0" meta:image-count="0" meta:object-count="0" meta:page-count="1" meta:paragraph-count="34" meta:word-count="218" meta:character-count="1422" meta:non-whitespace-character-count="1046"/>
    <meta:generator>LibreOffice/4.2.8.2$Linux_X86_64 LibreOffice_project/420m0$Build-2</meta:generator>
  </office:meta>
</office:document-meta>
</file>